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8057" officeooo:paragraph-rsid="001d805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d8057" officeooo:paragraph-rsid="001d8057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1d8057" officeooo:paragraph-rsid="001d805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</text:p>
      <text:p text:style-name="P3"/>
      <text:p text:style-name="P3">Image search engines that quantify the contents of an image are called <text:span text:style-name="Strong_20_Emphasis">Content-Based Image Retrieval </text:span>(CBIR) systems. The term CBIR is commonly used in the academic literature, but in reality, it’s simply a fancier way of saying “image search engine”, with the added poignancy that the search engine is relying <text:span text:style-name="Emphasis">strictly</text:span> on the contents of the image and not any textual annotations associated with the imag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3:30:07.955557927</meta:creation-date>
    <dc:date>2017-12-06T13:31:56.337778531</dc:date>
    <meta:editing-duration>PT1M50S</meta:editing-duration>
    <meta:editing-cycles>1</meta:editing-cycles>
    <meta:document-statistic meta:table-count="0" meta:image-count="0" meta:object-count="0" meta:page-count="1" meta:paragraph-count="2" meta:word-count="67" meta:character-count="412" meta:non-whitespace-character-count="347"/>
    <meta:generator>LibreOffice/5.1.6.2$Linux_X86_64 LibreOffice_project/10m0$Build-2</meta:generator>
  </office:meta>
</office:document-meta>
</file>